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8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7658904321771150369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725408061154067998" text:style-name="L2">
        <text:list-item>
          <text:p text:style-name="P16">1:42.3 <text:tab/>5. <text:s/>1:39.6</text:p>
        </text:list-item>
      </text:list>
      <text:list xml:id="list3592816076928154740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7309690688791118332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7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/text:p>
      <text:p text:style-name="P13"/>
      <text:p text:style-name="P13">Sun 9/11/16: <text:span text:style-name="T1">1 mile</text:span></text:p>
      <text:p text:style-name="P13">1 mile in about 10:30</text:p>
      <text:p text:style-name="P13"/>
      <text:p text:style-name="P13">Mon 9/12/16: <text:span text:style-name="T1">5.5 miles</text:span></text:p>
      <text:p text:style-name="P13">In the morning I road 4.5 miles on a bike which converts to 1.5 miles of running. <text:s/>In the evening I walked and ran 4 miles in 49:44. <text:s/>I walked ½ mile and ran ½ mile during each mile and average 12:28/mile. </text:p>
      <text:p text:style-name="P13"/>
      <text:p text:style-name="P13">Tues <text:s/>9/13/16: <text:span text:style-name="T1">1.5 miles</text:span></text:p>
      <text:p text:style-name="P13">I road 4.5 miles on a bike which converts to 1.5 miles of running. </text:p>
      <text:p text:style-name="P13"/>
      <text:p text:style-name="P13">Wed 9/14/16: <text:s/><text:span text:style-name="T1">1.6 miles</text:span></text:p>
      <text:p text:style-name="P13">0.3mile run and 1 mile walk</text:p>
      <text:p text:style-name="P13">1 mile bike ride which I take to be equivalent to 0.3 mile run</text:p>
      <text:p text:style-name="P13"/>
      <text:p text:style-name="P13">Thur 9/15/16: <text:span text:style-name="T1">1.5 miles</text:span></text:p>
      <text:p text:style-name="P13">I road a bike 4.5 miles which coverts to 1.5 miles of running.</text:p>
      <text:p text:style-name="P13"/>
      <text:p text:style-name="P13">Fri 9/16/16: <text:s/><text:span text:style-name="T1">1 mile</text:span></text:p>
      <text:p text:style-name="P13">I walked and ran 1 mile.</text:p>
      <text:p text:style-name="P13"/>
      <text:p text:style-name="P12">miles in the last week 14.2</text:p>
      <text:p text:style-name="P12"/>
      <text:p text:style-name="P12"/>
      <text:p text:style-name="P12"/>
      <text:p text:style-name="P12"/>
      <text:p text:style-name="P12"><text:soft-page-break/>For the last 7 weeks or so I have been tired after running. <text:s/>Lately I have had extreme fatigue and some dizziness after running. <text:s/>I was checked at a hospital in Amsterdam and it is apparently not my heart. <text:s/>Doctor appointments have been arranged for after Wednesday Sept 21. <text:s/>This is the date I return home. <text:s/>Until this is cleared up I will be doing little or no running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9T14:02:36.62</dc:date>
    <dc:creator>James Lombardi</dc:creator>
    <meta:editing-duration>PT21H3M10S</meta:editing-duration>
    <meta:editing-cycles>168</meta:editing-cycles>
    <meta:document-statistic meta:table-count="0" meta:image-count="0" meta:object-count="0" meta:page-count="10" meta:paragraph-count="171" meta:word-count="1931" meta:character-count="9427"/>
  </office:meta>
</office:document-meta>
</file>